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b64e" officeooo:paragraph-rsid="0001b64e"/>
    </style:style>
    <style:style style:name="P2" style:family="paragraph" style:parent-style-name="Standard">
      <style:text-properties officeooo:rsid="0002a85b" officeooo:paragraph-rsid="0002a85b"/>
    </style:style>
    <style:style style:name="P3" style:family="paragraph" style:parent-style-name="Standard">
      <style:text-properties officeooo:rsid="0002a85b" officeooo:paragraph-rsid="000febc9"/>
    </style:style>
    <style:style style:name="P4" style:family="paragraph" style:parent-style-name="Standard">
      <style:text-properties officeooo:rsid="0002a85b" officeooo:paragraph-rsid="001149c0"/>
    </style:style>
    <style:style style:name="P5" style:family="paragraph" style:parent-style-name="Standard">
      <style:text-properties officeooo:rsid="0002a85b" officeooo:paragraph-rsid="00134f95"/>
    </style:style>
    <style:style style:name="P6" style:family="paragraph" style:parent-style-name="Standard">
      <style:text-properties officeooo:rsid="0002a85b" officeooo:paragraph-rsid="0014e471"/>
    </style:style>
    <style:style style:name="P7" style:family="paragraph" style:parent-style-name="Standard">
      <style:text-properties officeooo:rsid="0002a85b" officeooo:paragraph-rsid="00037fa5"/>
    </style:style>
    <style:style style:name="P8" style:family="paragraph" style:parent-style-name="Standard">
      <style:text-properties officeooo:rsid="0002a85b" officeooo:paragraph-rsid="001d344d"/>
    </style:style>
    <style:style style:name="P9" style:family="paragraph" style:parent-style-name="Standard">
      <style:text-properties officeooo:rsid="00037fa5" officeooo:paragraph-rsid="00037fa5"/>
    </style:style>
    <style:style style:name="P10" style:family="paragraph" style:parent-style-name="Standard">
      <style:text-properties officeooo:rsid="00037fa5" officeooo:paragraph-rsid="001d344d"/>
    </style:style>
    <style:style style:name="P11" style:family="paragraph" style:parent-style-name="Standard">
      <style:text-properties officeooo:rsid="0005a5a6" officeooo:paragraph-rsid="0005a5a6"/>
    </style:style>
    <style:style style:name="P12" style:family="paragraph" style:parent-style-name="Standard">
      <style:text-properties officeooo:rsid="0005a5a6" officeooo:paragraph-rsid="001d344d"/>
    </style:style>
    <style:style style:name="P13" style:family="paragraph" style:parent-style-name="Standard">
      <style:text-properties officeooo:rsid="000784e0" officeooo:paragraph-rsid="000784e0"/>
    </style:style>
    <style:style style:name="P14" style:family="paragraph" style:parent-style-name="Standard">
      <style:text-properties fo:font-weight="bold" officeooo:rsid="000f552f" officeooo:paragraph-rsid="000f552f" style:font-weight-asian="bold" style:font-weight-complex="bold"/>
    </style:style>
    <style:style style:name="P15" style:family="paragraph" style:parent-style-name="Standard">
      <style:text-properties fo:font-weight="bold" officeooo:paragraph-rsid="000784e0" style:font-weight-asian="bold" style:font-weight-complex="bold"/>
    </style:style>
    <style:style style:name="P16" style:family="paragraph" style:parent-style-name="Standard">
      <style:text-properties officeooo:rsid="00099f11" officeooo:paragraph-rsid="00099f11"/>
    </style:style>
    <style:style style:name="P17" style:family="paragraph" style:parent-style-name="Standard">
      <style:text-properties fo:font-weight="normal" officeooo:rsid="000b4a52" officeooo:paragraph-rsid="000b4a52" style:font-weight-asian="normal" style:font-weight-complex="normal"/>
    </style:style>
    <style:style style:name="P18" style:family="paragraph" style:parent-style-name="Standard">
      <style:text-properties officeooo:rsid="0014e471" officeooo:paragraph-rsid="000bc66b"/>
    </style:style>
    <style:style style:name="P19" style:family="paragraph" style:parent-style-name="Standard">
      <style:text-properties officeooo:rsid="0014e471" officeooo:paragraph-rsid="0014e471"/>
    </style:style>
    <style:style style:name="P20" style:family="paragraph" style:parent-style-name="Standard">
      <style:text-properties officeooo:rsid="000bc66b" officeooo:paragraph-rsid="000bc66b"/>
    </style:style>
    <style:style style:name="P21" style:family="paragraph" style:parent-style-name="Standard">
      <style:text-properties officeooo:rsid="000fe34e" officeooo:paragraph-rsid="0001b64e"/>
    </style:style>
    <style:style style:name="P22" style:family="paragraph" style:parent-style-name="Standard">
      <style:text-properties officeooo:rsid="000fe34e" officeooo:paragraph-rsid="000fe34e"/>
    </style:style>
    <style:style style:name="P23" style:family="paragraph" style:parent-style-name="Standard">
      <style:text-properties officeooo:rsid="000fe34e" officeooo:paragraph-rsid="0024dc63"/>
    </style:style>
    <style:style style:name="P24" style:family="paragraph" style:parent-style-name="Standard">
      <style:text-properties fo:font-style="normal" officeooo:rsid="000fe34e" officeooo:paragraph-rsid="000fe34e" style:font-style-asian="normal" style:font-style-complex="normal"/>
    </style:style>
    <style:style style:name="P25" style:family="paragraph" style:parent-style-name="Standard">
      <style:text-properties fo:font-style="normal" officeooo:rsid="000febc9" officeooo:paragraph-rsid="000febc9" style:font-style-asian="normal" style:font-style-complex="normal"/>
    </style:style>
    <style:style style:name="P26" style:family="paragraph" style:parent-style-name="Standard">
      <style:text-properties officeooo:rsid="001149c0" officeooo:paragraph-rsid="000febc9"/>
    </style:style>
    <style:style style:name="P27" style:family="paragraph" style:parent-style-name="Standard">
      <style:text-properties officeooo:rsid="00134f95" officeooo:paragraph-rsid="00134f95"/>
    </style:style>
    <style:style style:name="P28" style:family="paragraph" style:parent-style-name="Standard">
      <style:text-properties officeooo:paragraph-rsid="001c9c80"/>
    </style:style>
    <style:style style:name="P29" style:family="paragraph" style:parent-style-name="Standard">
      <style:text-properties officeooo:paragraph-rsid="0014e471"/>
    </style:style>
    <style:style style:name="P30" style:family="paragraph" style:parent-style-name="Standard">
      <style:text-properties officeooo:paragraph-rsid="00134f95"/>
    </style:style>
    <style:style style:name="P31" style:family="paragraph" style:parent-style-name="Standard">
      <style:text-properties officeooo:paragraph-rsid="001149c0"/>
    </style:style>
    <style:style style:name="P32" style:family="paragraph" style:parent-style-name="Standard">
      <style:text-properties officeooo:paragraph-rsid="000febc9"/>
    </style:style>
    <style:style style:name="P33" style:family="paragraph" style:parent-style-name="Standard">
      <style:text-properties officeooo:paragraph-rsid="000fe34e"/>
    </style:style>
    <style:style style:name="P34" style:family="paragraph" style:parent-style-name="Standard">
      <style:text-properties officeooo:paragraph-rsid="000bc66b"/>
    </style:style>
    <style:style style:name="P35" style:family="paragraph" style:parent-style-name="Standard">
      <style:text-properties officeooo:paragraph-rsid="000b4a52"/>
    </style:style>
    <style:style style:name="P36" style:family="paragraph" style:parent-style-name="Standard">
      <style:text-properties officeooo:paragraph-rsid="00099f11"/>
    </style:style>
    <style:style style:name="P37" style:family="paragraph" style:parent-style-name="Standard">
      <style:text-properties officeooo:paragraph-rsid="000784e0"/>
    </style:style>
    <style:style style:name="P38" style:family="paragraph" style:parent-style-name="Standard">
      <style:text-properties officeooo:paragraph-rsid="0001b64e"/>
    </style:style>
    <style:style style:name="P39" style:family="paragraph" style:parent-style-name="Standard">
      <style:text-properties officeooo:rsid="0002a85b" officeooo:paragraph-rsid="001c9c80"/>
    </style:style>
    <style:style style:name="P40" style:family="paragraph" style:parent-style-name="Standard">
      <style:text-properties officeooo:rsid="002de096" officeooo:paragraph-rsid="002de096"/>
    </style:style>
    <style:style style:name="P41" style:family="paragraph" style:parent-style-name="Standard">
      <style:text-properties officeooo:rsid="0024dc63" officeooo:paragraph-rsid="0024dc63"/>
    </style:style>
    <style:style style:name="P42" style:family="paragraph" style:parent-style-name="Standard">
      <style:text-properties officeooo:paragraph-rsid="0014e471"/>
    </style:style>
    <style:style style:name="P43" style:family="paragraph" style:parent-style-name="Standard">
      <style:text-properties fo:font-weight="bold" officeooo:paragraph-rsid="0036c604" style:font-weight-asian="bold" style:font-weight-complex="bold"/>
    </style:style>
    <style:style style:name="P44" style:family="paragraph" style:parent-style-name="Standard">
      <style:text-properties fo:font-size="15pt" fo:font-weight="bold" officeooo:paragraph-rsid="0036c604" style:font-size-asian="15pt" style:font-weight-asian="bold" style:font-size-complex="15pt" style:font-weight-complex="bold"/>
    </style:style>
    <style:style style:name="P45" style:family="paragraph" style:parent-style-name="Standard">
      <style:text-properties fo:font-size="12pt" fo:font-weight="normal" officeooo:paragraph-rsid="003b28df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037fa5" officeooo:paragraph-rsid="003b28df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officeooo:paragraph-rsid="0036c604" style:font-size-asian="12pt" style:font-size-complex="12pt"/>
    </style:style>
    <style:style style:name="P48" style:family="paragraph" style:parent-style-name="Standard">
      <style:text-properties officeooo:rsid="00037fa5" officeooo:paragraph-rsid="001d344d"/>
    </style:style>
    <style:style style:name="P49" style:family="paragraph" style:parent-style-name="Standard">
      <style:text-properties officeooo:rsid="00037fa5" officeooo:paragraph-rsid="003b28df"/>
    </style:style>
    <style:style style:name="T1" style:family="text">
      <style:text-properties officeooo:rsid="0001b64e"/>
    </style:style>
    <style:style style:name="T2" style:family="text">
      <style:text-properties officeooo:rsid="0002a85b"/>
    </style:style>
    <style:style style:name="T3" style:family="text">
      <style:text-properties fo:font-weight="bold" officeooo:rsid="000b4a52" style:font-weight-asian="bold" style:font-weight-complex="bold"/>
    </style:style>
    <style:style style:name="T4" style:family="text">
      <style:text-properties fo:font-weight="bold" officeooo:rsid="000bc66b" style:font-weight-asian="bold" style:font-weight-complex="bold"/>
    </style:style>
    <style:style style:name="T5" style:family="text">
      <style:text-properties fo:font-weight="bold" officeooo:rsid="0024dc63" style:font-weight-asian="bold" style:font-weight-complex="bold"/>
    </style:style>
    <style:style style:name="T6" style:family="text">
      <style:text-properties fo:font-weight="normal" officeooo:rsid="000b4a52" style:font-weight-asian="normal" style:font-weight-complex="normal"/>
    </style:style>
    <style:style style:name="T7" style:family="text">
      <style:text-properties fo:font-weight="normal" officeooo:rsid="00230301" style:font-weight-asian="normal" style:font-weight-complex="normal"/>
    </style:style>
    <style:style style:name="T8" style:family="text">
      <style:text-properties fo:font-style="italic" officeooo:rsid="00099f11" style:font-style-asian="italic" style:font-style-complex="italic"/>
    </style:style>
    <style:style style:name="T9" style:family="text">
      <style:text-properties fo:font-style="italic" officeooo:rsid="000b4a52" style:font-style-asian="italic" style:font-style-complex="italic"/>
    </style:style>
    <style:style style:name="T10" style:family="text">
      <style:text-properties fo:font-style="italic" officeooo:rsid="000fe34e" style:font-style-asian="italic" style:font-style-complex="italic"/>
    </style:style>
    <style:style style:name="T11" style:family="text">
      <style:text-properties fo:font-style="italic" officeooo:rsid="000febc9" style:font-style-asian="italic" style:font-style-complex="italic"/>
    </style:style>
    <style:style style:name="T12" style:family="text">
      <style:text-properties fo:font-style="italic" fo:font-weight="normal" officeooo:rsid="000b4a52" style:font-style-asian="italic" style:font-weight-asian="normal" style:font-style-complex="italic" style:font-weight-complex="normal"/>
    </style:style>
    <style:style style:name="T13" style:family="text">
      <style:text-properties officeooo:rsid="000660fc"/>
    </style:style>
    <style:style style:name="T14" style:family="text">
      <style:text-properties officeooo:rsid="00076215"/>
    </style:style>
    <style:style style:name="T15" style:family="text">
      <style:text-properties officeooo:rsid="000784e0"/>
    </style:style>
    <style:style style:name="T16" style:family="text">
      <style:text-properties officeooo:rsid="00099f11"/>
    </style:style>
    <style:style style:name="T17" style:family="text">
      <style:text-properties officeooo:rsid="0009a1d4"/>
    </style:style>
    <style:style style:name="T18" style:family="text">
      <style:text-properties officeooo:rsid="000a8a25"/>
    </style:style>
    <style:style style:name="T19" style:family="text">
      <style:text-properties officeooo:rsid="000b4a52"/>
    </style:style>
    <style:style style:name="T20" style:family="text">
      <style:text-properties fo:font-style="normal" officeooo:rsid="000fe34e" style:font-style-asian="normal" style:font-style-complex="normal"/>
    </style:style>
    <style:style style:name="T21" style:family="text">
      <style:text-properties fo:font-style="normal" officeooo:rsid="00134f95" style:font-style-asian="normal" style:font-style-complex="normal"/>
    </style:style>
    <style:style style:name="T22" style:family="text">
      <style:text-properties fo:font-style="normal" officeooo:rsid="002c6d03" style:font-style-asian="normal" style:font-style-complex="normal"/>
    </style:style>
    <style:style style:name="T23" style:family="text">
      <style:text-properties fo:font-style="normal" fo:font-weight="normal" officeooo:rsid="000b4a5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31114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62d1f" style:font-style-asian="normal" style:font-weight-asian="normal" style:font-style-complex="normal" style:font-weight-complex="normal"/>
    </style:style>
    <style:style style:name="T26" style:family="text">
      <style:text-properties officeooo:rsid="000bc66b"/>
    </style:style>
    <style:style style:name="T27" style:family="text">
      <style:text-properties officeooo:rsid="000e1783"/>
    </style:style>
    <style:style style:name="T28" style:family="text">
      <style:text-properties officeooo:rsid="000fe34e"/>
    </style:style>
    <style:style style:name="T29" style:family="text">
      <style:text-properties officeooo:rsid="000febc9"/>
    </style:style>
    <style:style style:name="T30" style:family="text">
      <style:text-properties officeooo:rsid="001149c0"/>
    </style:style>
    <style:style style:name="T31" style:family="text">
      <style:text-properties officeooo:rsid="0011c07c"/>
    </style:style>
    <style:style style:name="T32" style:family="text">
      <style:text-properties officeooo:rsid="00134f95"/>
    </style:style>
    <style:style style:name="T33" style:family="text">
      <style:text-properties officeooo:rsid="0014e471"/>
    </style:style>
    <style:style style:name="T34" style:family="text">
      <style:text-properties officeooo:rsid="00162c88"/>
    </style:style>
    <style:style style:name="T35" style:family="text">
      <style:text-properties officeooo:rsid="0017e3a9"/>
    </style:style>
    <style:style style:name="T36" style:family="text">
      <style:text-properties officeooo:rsid="001975b5"/>
    </style:style>
    <style:style style:name="T37" style:family="text">
      <style:text-properties officeooo:rsid="001c9c80"/>
    </style:style>
    <style:style style:name="T38" style:family="text">
      <style:text-properties officeooo:rsid="001d344d"/>
    </style:style>
    <style:style style:name="T39" style:family="text">
      <style:text-properties officeooo:rsid="0020dff3"/>
    </style:style>
    <style:style style:name="T40" style:family="text">
      <style:text-properties officeooo:rsid="00225ae5"/>
    </style:style>
    <style:style style:name="T41" style:family="text">
      <style:text-properties officeooo:rsid="0024dc63"/>
    </style:style>
    <style:style style:name="T42" style:family="text">
      <style:text-properties officeooo:rsid="002b8270"/>
    </style:style>
    <style:style style:name="T43" style:family="text">
      <style:text-properties officeooo:rsid="002c9b95"/>
    </style:style>
    <style:style style:name="T44" style:family="text">
      <style:text-properties officeooo:rsid="002d2939"/>
    </style:style>
    <style:style style:name="T45" style:family="text">
      <style:text-properties officeooo:rsid="0030efb7"/>
    </style:style>
    <style:style style:name="T46" style:family="text">
      <style:text-properties officeooo:rsid="0031ab87"/>
    </style:style>
    <style:style style:name="T47" style:family="text">
      <style:text-properties officeooo:rsid="0032d1ca"/>
    </style:style>
    <style:style style:name="T48" style:family="text">
      <style:text-properties officeooo:rsid="003311dd"/>
    </style:style>
    <style:style style:name="T49" style:family="text">
      <style:text-properties officeooo:rsid="0036c604"/>
    </style:style>
    <style:style style:name="T50" style:family="text">
      <style:text-properties officeooo:rsid="0037cd7c"/>
    </style:style>
    <style:style style:name="T51" style:family="text">
      <style:text-properties officeooo:rsid="0038ea8a"/>
    </style:style>
    <style:style style:name="T52" style:family="text">
      <style:text-properties officeooo:rsid="003b28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49">1.<text:tab/>WORKING OF SHIFT-REDUCE PARSING</text:span></text:p>
      <text:p text:style-name="P43"><text:span text:style-name="T49"/></text:p>
      <text:p text:style-name="P38"><text:span text:style-name="T1">Shift-Reduce parsing is a parsing methodology used by YACC to parse the given input file. Being an application of a push down automaton, a shift-reduce parser uses a stack to parse the input. The stack is used to hold terminal and/</text:span><text:span text:style-name="T13">or</text:span><text:span text:style-name="T1"> non-terminal symbols. We will now investigate the shift-reduce parsing methodology in detail.</text:span></text:p>
      <text:p text:style-name="P1"/>
      <text:p text:style-name="P28"><text:span text:style-name="T37">Let us make the following a</text:span><text:span text:style-name="T2">ssum</text:span><text:span text:style-name="T37">ptions:</text:span></text:p>
      <text:p text:style-name="P28"><text:span text:style-name="T37">- T</text:span><text:span text:style-name="T2">he input to be parsed is stored in an input buffer</text:span></text:p>
      <text:p text:style-name="P28"><text:span text:style-name="T37">- </text:span><text:span text:style-name="T2">$</text:span><text:span text:style-name="T2"> is used as an end-marker to mark the end of the input buffer and the stack.</text:span></text:p>
      <text:p text:style-name="P12"><text:span text:style-name="T38">- O</text:span><text:span text:style-name="T2">nce an input character has been read, it is removed from the input buffer.</text:span></text:p>
      <text:p text:style-name="P39"/>
      <text:p text:style-name="P10">We shall examine the working of the parser for the following <text:span text:style-name="T39">c</text:span>ontext free grammar:</text:p>
      <text:p text:style-name="P10"/>
      <text:p text:style-name="P10">expr <text:s/>: <text:s text:c="3"/><text:tab/>expr '+' expr<text:tab/> </text:p>
      <text:p text:style-name="P10"><text:tab/>| <text:tab/>'(' expr ')'<text:tab/> </text:p>
      <text:p text:style-name="P10"><text:tab/>| <text:tab/>DIGIT<text:tab/><text:tab/></text:p>
      <text:p text:style-name="P10"><text:tab/>; </text:p>
      <text:p text:style-name="P8"/>
      <text:p text:style-name="P28"><text:span text:style-name="T2">Before </text:span><text:span text:style-name="T14">the </text:span><text:span text:style-name="T2">parsing </text:span><text:span text:style-name="T14">process begins</text:span><text:span text:style-name="T2">, the contents of the stack and the input buffer </text:span><text:span text:style-name="T43">(referred to as configuration </text:span><text:span text:style-name="T48">of the parser</text:span><text:span text:style-name="T43">) </text:span><text:span text:style-name="T2">would be as follows:</text:span></text:p>
      <text:p text:style-name="P2"/>
      <text:p text:style-name="P2">STACK:<text:tab/>$<text:tab/><text:tab/><text:tab/>I/P BUFFER:<text:tab/><text:tab/>2 + 2 $<text:tab/></text:p>
      <text:p text:style-name="P2"/>
      <text:p text:style-name="P9">where 2+2 is the input to be parsed.</text:p>
      <text:p text:style-name="P7"/>
      <text:p text:style-name="P11">On successful parsing of the input, the <text:span text:style-name="T44">configuration</text:span> would be:</text:p>
      <text:p text:style-name="P11"/>
      <text:p text:style-name="P11">STACK:<text:tab/>expr $<text:tab/><text:tab/><text:tab/>I/P BUFFER:<text:tab/><text:tab/>$</text:p>
      <text:p text:style-name="P11"/>
      <text:p text:style-name="P40">where expr is the start variable of the parser's context free grammar.</text:p>
      <text:p text:style-name="P11"/>
      <text:p text:style-name="P37"><text:span text:style-name="T15">The following table shows the </text:span><text:span text:style-name="T45">step-by-step </text:span><text:span text:style-name="T44">change in </text:span><text:span text:style-name="T46">the </text:span><text:span text:style-name="T47">parser's </text:span><text:span text:style-name="T44">configuration</text:span><text:span text:style-name="T15"> </text:span><text:span text:style-name="T16">after a respective </text:span><text:span text:style-name="T8">action</text:span><text:span text:style-name="T16"> has been taken </text:span><text:span text:style-name="T18">by parser</text:span><text:span text:style-name="T16">.</text:span></text:p>
      <text:p text:style-name="P13"/>
      <text:p text:style-name="P15"><text:span text:style-name="T15">STACK<text:tab/><text:tab/>|<text:tab/><text:tab/>I/P BUFFER<text:tab/><text:tab/><text:tab/>|<text:tab/><text:tab/>ACTION </text:span><text:span text:style-name="T16">TAKEN</text:span></text:p>
      <text:p text:style-name="P14">----------------------------------------------------------------------------------------------------------------------------</text:p>
      <text:p text:style-name="P36"><text:span text:style-name="T16">$<text:tab/><text:tab/><text:tab/></text:span><text:span text:style-name="T27">|</text:span><text:span text:style-name="T16"><text:tab/><text:tab/>2 + 2 $<text:tab/><text:tab/><text:tab/><text:tab/></text:span><text:span text:style-name="T27">|</text:span><text:span text:style-name="T16"><text:tab/><text:tab/><text:tab/>_</text:span></text:p>
      <text:p text:style-name="P16"/>
      <text:p text:style-name="P36"><text:span text:style-name="T16">DIGIT $<text:tab/><text:tab/></text:span><text:span text:style-name="T27">|</text:span><text:span text:style-name="T16"><text:tab/><text:tab/>+ 2 $<text:tab/><text:tab/><text:tab/><text:tab/></text:span><text:span text:style-name="T27">|</text:span><text:span text:style-name="T16"><text:tab/><text:tab/><text:tab/>SHIFT</text:span></text:p>
      <text:p text:style-name="P16"/>
      <text:p text:style-name="P36"><text:span text:style-name="T16">expr $<text:tab/><text:tab/><text:tab/></text:span><text:span text:style-name="T27">|</text:span><text:span text:style-name="T16"><text:tab/><text:tab/>+ 2 $<text:tab/><text:tab/><text:tab/><text:tab/></text:span><text:span text:style-name="T27">|</text:span><text:span text:style-name="T16"><text:tab/><text:tab/><text:tab/>REDUCE</text:span></text:p>
      <text:p text:style-name="P16"/>
      <text:p text:style-name="P36"><text:span text:style-name="T16">+ expr $<text:tab/><text:tab/></text:span><text:span text:style-name="T27">|</text:span><text:span text:style-name="T16"><text:tab/><text:tab/>2 $<text:tab/><text:tab/><text:tab/><text:tab/></text:span><text:span text:style-name="T27">|</text:span><text:span text:style-name="T16"><text:tab/><text:tab/><text:tab/>SHIFT</text:span></text:p>
      <text:p text:style-name="P16"/>
      <text:p text:style-name="P36"><text:span text:style-name="T16">DIGIT + expr $<text:tab/></text:span><text:span text:style-name="T27">|</text:span><text:span text:style-name="T16"><text:tab/><text:tab/>$<text:tab/><text:tab/><text:tab/><text:tab/></text:span><text:span text:style-name="T27">|</text:span><text:span text:style-name="T16"><text:tab/><text:tab/><text:tab/>SHIFT</text:span></text:p>
      <text:p text:style-name="P16"/>
      <text:p text:style-name="P36"><text:span text:style-name="T16">expr + expr $<text:tab/><text:tab/></text:span><text:span text:style-name="T27">|</text:span><text:span text:style-name="T16"><text:tab/><text:tab/>$<text:tab/><text:tab/><text:tab/><text:tab/></text:span><text:span text:style-name="T27">|</text:span><text:span text:style-name="T16"><text:tab/><text:tab/><text:tab/></text:span><text:span text:style-name="T40">REDUCE</text:span></text:p>
      <text:p text:style-name="P16"><text:soft-page-break/></text:p>
      <text:p text:style-name="P36"><text:span text:style-name="T16">expr $<text:tab/><text:tab/><text:tab/></text:span><text:span text:style-name="T27">|</text:span><text:span text:style-name="T16"><text:tab/><text:tab/>$<text:tab/><text:tab/><text:tab/><text:tab/></text:span><text:span text:style-name="T27">|</text:span><text:span text:style-name="T16"><text:tab/><text:tab/><text:tab/>REDUCE</text:span></text:p>
      <text:p text:style-name="P16"/>
      <text:p text:style-name="P36"><text:span text:style-name="T16">expr $<text:tab/><text:tab/><text:tab/></text:span><text:span text:style-name="T27">|</text:span><text:span text:style-name="T16"><text:tab/><text:tab/></text:span><text:span text:style-name="T17">$<text:tab/><text:tab/><text:tab/><text:tab/></text:span><text:span text:style-name="T27">|</text:span><text:span text:style-name="T17"><text:tab/><text:tab/><text:tab/>ACCEPT</text:span></text:p>
      <text:p text:style-name="P16"><text:tab/></text:p>
      <text:p text:style-name="P1"/>
      <text:p text:style-name="P1"/>
      <text:p text:style-name="P35"><text:span text:style-name="T19">A shift-reduce parser can take four possible </text:span><text:span text:style-name="T9">actions</text:span><text:span text:style-name="T19">:</text:span></text:p>
      <text:p text:style-name="P1"/>
      <text:p text:style-name="P35"><text:span text:style-name="T19">1. </text:span><text:span text:style-name="T3">Shift </text:span><text:span text:style-name="T6"><text:s/>is an action of shifting an input symbol from the input buffer to the stack. Once an input character is read, it is removed from the buffer and it</text:span><text:span text:style-name="T7">'</text:span><text:span text:style-name="T6">s corresponding terminal is </text:span><text:span text:style-name="T12">pushed</text:span><text:span text:style-name="T6"> onto the stack.</text:span></text:p>
      <text:p text:style-name="P17"/>
      <text:p text:style-name="P35"><text:span text:style-name="T6">2. </text:span><text:span text:style-name="T3">Reduce</text:span><text:span text:style-name="T6"> is an action of replacing </text:span><text:span text:style-name="T23">one or more grammar symbols </text:span><text:span text:style-name="T25">from the top of the stack that matches</text:span><text:span text:style-name="T23"> a body of a production, with the corresponding production head. </text:span><text:span text:style-name="T24">The process is referred to as reduction.</text:span></text:p>
      <text:p text:style-name="P1"/>
      <text:p text:style-name="P34"><text:span text:style-name="T26">3. </text:span><text:span text:style-name="T4">Accept</text:span><text:span text:style-name="T26"> is an action indicating that the entire input has been parsed successfully. </text:span><text:span text:style-name="T33">The parser executes an accept action only if the input buffer is empty and the stack </text:span><text:span text:style-name="T35">consists </text:span><text:span text:style-name="T33">of the start variable alone. i.e. :</text:span></text:p>
      <text:p text:style-name="P18"/>
      <text:p text:style-name="P29"><text:span text:style-name="T2">STACK:<text:tab/></text:span><text:span text:style-name="T33">&lt;start_</text:span><text:span text:style-name="T34">variable</text:span><text:span text:style-name="T33">&gt; </text:span><text:span text:style-name="T2">$<text:tab/><text:tab/><text:tab/>I/P BUFFER:<text:tab/><text:tab/> $<text:tab/></text:span></text:p>
      <text:p text:style-name="P20"/>
      <text:p text:style-name="P34"><text:span text:style-name="T26">4. </text:span><text:span text:style-name="T4">Error</text:span><text:span text:style-name="T26"> is an action indicating that an error was encountered while parsing the input.</text:span></text:p>
      <text:p text:style-name="P21"/>
      <text:p text:style-name="P23"><text:span text:style-name="T5">EXPLANATION</text:span><text:span text:style-name="T41">:</text:span></text:p>
      <text:p text:style-name="P41"/>
      <text:p text:style-name="P33"><text:span text:style-name="T42">Initially, t</text:span><text:span text:style-name="T28">he parser tries to </text:span><text:span text:style-name="T10">reduce</text:span><text:span text:style-name="T20">, but if a reduce is not possible i.e. the contents </text:span><text:span text:style-name="T22">on top </text:span><text:span text:style-name="T20">of the stack cannot be matched with the body of a production, then it </text:span><text:span text:style-name="T10">shifts</text:span><text:span text:style-name="T20"> the terminal corresponding to an input character onto the stack.</text:span></text:p>
      <text:p text:style-name="P24"/>
      <text:p text:style-name="P25"/>
      <text:p text:style-name="P3">STACK:<text:tab/>$<text:tab/><text:tab/><text:tab/><text:tab/><text:tab/>I/P BUFFER:<text:tab/><text:tab/>2 + 2 $<text:tab/></text:p>
      <text:p text:style-name="P22"/>
      <text:p text:style-name="P32"><text:span text:style-name="T29">At this </text:span><text:span text:style-name="T32">configuration</text:span><text:span text:style-name="T29"> the stack is empty, hence a </text:span><text:span text:style-name="T11">reduce</text:span><text:span text:style-name="T29"> </text:span><text:span text:style-name="T32">action </text:span><text:span text:style-name="T29">i</text:span><text:span text:style-name="T31">s</text:span><text:span text:style-name="T29"> not possible. When the parser reads 2 from the input buffer, it </text:span><text:span text:style-name="T32">executes a </text:span><text:span text:style-name="T11">shift </text:span><text:span text:style-name="T21">action</text:span><text:span text:style-name="T29"> </text:span><text:span text:style-name="T32">i.e. </text:span><text:span text:style-name="T29">DIGIT (the terminal corresponding to 2) </text:span><text:span text:style-name="T32">is pushed onto</text:span><text:span text:style-name="T29"> the stack </text:span><text:span text:style-name="T30">resulting in </text:span><text:span text:style-name="T32">the configuration</text:span><text:span text:style-name="T30">:</text:span></text:p>
      <text:p text:style-name="P26"/>
      <text:p text:style-name="P31"><text:span text:style-name="T2">STACK:<text:tab/></text:span><text:span text:style-name="T30">DIGIT </text:span><text:span text:style-name="T2">$<text:tab/><text:tab/><text:tab/><text:tab/>I/P BUFFER:<text:tab/><text:tab/> + 2 $</text:span></text:p>
      <text:p text:style-name="P4"/>
      <text:p text:style-name="P27">After the shift, the parser finds a match for the production: expr -&gt; DIGIT, and replaces the terminal DIGIT with the non-terminal expr. </text:p>
      <text:p text:style-name="P27"/>
      <text:p text:style-name="P30"><text:span text:style-name="T2">STACK:<text:tab/></text:span><text:span text:style-name="T32">expr </text:span><text:span text:style-name="T2">$<text:tab/><text:tab/><text:tab/><text:tab/><text:tab/>I/P BUFFER:<text:tab/><text:tab/>+ 2 $<text:tab/></text:span></text:p>
      <text:p text:style-name="P4"/>
      <text:p text:style-name="P27">Since another reduce is not possible, the parser shifts '+' to the stack.</text:p>
      <text:p text:style-name="P27"/>
      <text:p text:style-name="P30"><text:span text:style-name="T2">STACK:<text:tab/></text:span><text:span text:style-name="T32">+ expr </text:span><text:span text:style-name="T2">$<text:tab/><text:tab/><text:tab/><text:tab/>I/P BUFFER:<text:tab/><text:tab/>2 $</text:span></text:p>
      <text:p text:style-name="P5"/>
      <text:p text:style-name="P27">The parser executes a shift action again as no matching production was found for '+ expr' .</text:p>
      <text:p text:style-name="P27"/>
      <text:p text:style-name="P30"><text:soft-page-break/><text:span text:style-name="T2">STACK:<text:tab/></text:span><text:span text:style-name="T32">DIGIT + expr </text:span><text:span text:style-name="T2">$<text:tab/><text:tab/><text:tab/>I/P BUFFER:<text:tab/><text:tab/> $<text:tab/></text:span><text:span text:style-name="T32"> </text:span></text:p>
      <text:p text:style-name="P27"/>
      <text:p text:style-name="P27">Since DIGIT matches with the body of the production expr -&gt; DIGIT the parser executes a reduce action.</text:p>
      <text:p text:style-name="P27"/>
      <text:p text:style-name="P29"><text:span text:style-name="T2">STACK:<text:tab/></text:span><text:span text:style-name="T32">expr + expr </text:span><text:span text:style-name="T2">$<text:tab/><text:tab/><text:tab/><text:tab/>I/P BUFFER:<text:tab/><text:tab/>2 + 2 $</text:span></text:p>
      <text:p text:style-name="P6"/>
      <text:p text:style-name="P19">As expr + expr matches with the body of the production expr -&gt; expr '+' expr, <text:s/>the parser executes a reduce action, replacing the contents of the stack with the non-terminal expr.</text:p>
      <text:p text:style-name="P19"/>
      <text:p text:style-name="P6"/>
      <text:p text:style-name="P6"/>
      <text:p text:style-name="P29"><text:span text:style-name="T2">STACK:<text:tab/></text:span><text:span text:style-name="T33">expr </text:span><text:span text:style-name="T2">$<text:tab/><text:tab/><text:tab/><text:tab/>I/P BUFFER:<text:tab/><text:tab/>$<text:tab/><text:tab/><text:tab/></text:span></text:p>
      <text:p text:style-name="P6"/>
      <text:p text:style-name="P29"><text:span text:style-name="T33">Since the I/P BUFFER is empty and the stack contains only the start variable, the parser executes an accept action, indicating that the input has been parsed </text:span><text:span text:style-name="T36">successfully.</text:span></text:p>
      <text:p text:style-name="P29"/>
      <text:p text:style-name="P44"><text:span text:style-name="T50">2.<text:tab/></text:span><text:span text:style-name="T49">CONFLICTS</text:span></text:p>
      <text:p text:style-name="P44"><text:span text:style-name="T51"/></text:p>
      <text:p text:style-name="P45"><text:span text:style-name="T51">A shift-reduce parser cannot be used to successfully parse all context free languages. </text:span><text:span text:style-name="T52">Conflicts arise when the parser is unable to make a decision on the action to perform. These conflicts are practically of two-types:</text:span></text:p>
      <text:p text:style-name="P45"><text:span text:style-name="T52"/></text:p>
      <text:p text:style-name="P45"><text:span text:style-name="T52">- Shift-reduce conflict: When the parser cannot decide whether to shift or to reduce when both of them seem to be viable options.</text:span></text:p>
      <text:p text:style-name="P45"><text:span text:style-name="T52"/></text:p>
      <text:p text:style-name="P45"><text:span text:style-name="T52">- Reduce-reduce conflicts: When the parser cannot decide upon which of several possible reductions to make.</text:span></text:p>
      <text:p text:style-name="P45"><text:span text:style-name="T51"><text:s/></text:span></text:p>
      <text:p text:style-name="P47"><text:span text:style-name="T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8:38:59</meta:creation-date>
    <meta:generator>LibreOffice/3.6$Linux_X86_64 LibreOffice_project/360m1$Build-2</meta:generator>
    <dc:date>2013-12-14T23:02:58</dc:date>
    <meta:editing-duration>PT6H49M36S</meta:editing-duration>
    <meta:editing-cycles>57</meta:editing-cycles>
    <meta:document-statistic meta:table-count="0" meta:image-count="0" meta:object-count="0" meta:page-count="3" meta:paragraph-count="56" meta:word-count="786" meta:character-count="4454" meta:non-whitespace-character-count="3586"/>
  </office:meta>
</office:document-meta>
</file>